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en" fo:country="GB" style:text-underline-style="none" officeooo:rsid="000c2ca0" officeooo:paragraph-rsid="001b7174"/>
    </style:style>
    <style:style style:name="P2" style:family="paragraph" style:parent-style-name="Standard">
      <style:text-properties fo:language="en" fo:country="GB" style:text-underline-style="none" officeooo:rsid="001b7174" officeooo:paragraph-rsid="001b7174"/>
    </style:style>
    <style:style style:name="P3" style:family="paragraph" style:parent-style-name="Standard">
      <style:text-properties fo:language="en" fo:country="GB" style:text-underline-style="none" officeooo:rsid="001c96f4" officeooo:paragraph-rsid="001c96f4"/>
    </style:style>
    <style:style style:name="P4" style:family="paragraph" style:parent-style-name="Standard">
      <style:text-properties fo:language="en" fo:country="GB" style:text-underline-style="solid" style:text-underline-width="auto" style:text-underline-color="font-color" officeooo:rsid="000c2ca0" officeooo:paragraph-rsid="001b7174"/>
    </style:style>
    <style:style style:name="P5" style:family="paragraph" style:parent-style-name="Standard">
      <style:text-properties officeooo:paragraph-rsid="001b7174"/>
    </style:style>
    <style:style style:name="P6" style:family="paragraph" style:parent-style-name="Standard">
      <style:text-properties officeooo:rsid="001b7174" officeooo:paragraph-rsid="001b7174"/>
    </style:style>
    <style:style style:name="P7" style:family="paragraph" style:parent-style-name="Standard">
      <style:text-properties officeooo:rsid="001c96f4" officeooo:paragraph-rsid="001c96f4"/>
    </style:style>
    <style:style style:name="P8" style:family="paragraph" style:parent-style-name="Standard">
      <style:text-properties officeooo:paragraph-rsid="001c96f4"/>
    </style:style>
    <style:style style:name="T1" style:family="text">
      <style:text-properties fo:language="en" fo:country="GB" style:text-underline-style="none"/>
    </style:style>
    <style:style style:name="T2" style:family="text">
      <style:text-properties fo:language="en" fo:country="GB" style:text-underline-style="none" officeooo:rsid="001b7174"/>
    </style:style>
    <style:style style:name="T3" style:family="text">
      <style:text-properties fo:language="en" fo:country="GB" style:text-underline-style="none" officeooo:rsid="001c96f4"/>
    </style:style>
    <style:style style:name="T4" style:family="text">
      <style:text-properties officeooo:rsid="001c96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brief technical overview of the after-challenge website</text:p>
      <text:p text:style-name="P4"/>
      <text:p text:style-name="P2">Disclaimer: In this summary I will only state the most important technical information and not how single pages of the website are build up.</text:p>
      <text:p text:style-name="P4"/>
      <text:p text:style-name="P4"/>
      <text:p text:style-name="P4"/>
      <text:p text:style-name="P4">General information</text:p>
      <text:p text:style-name="P1"/>
      <text:p text:style-name="P1">The website is hosted by Infinity Free.</text:p>
      <text:p text:style-name="P1">I have changed my host from bplaced.net to Infinity Free because bplaced.net did not include the possibility to send or receive mails in their free program.</text:p>
      <text:p text:style-name="P1"/>
      <text:p text:style-name="P2">I have not used any frameworks in the development of the website.</text:p>
      <text:p text:style-name="P3">The website is therefore based purely off of native HTML5, CSS3, javascript, php and SQL.</text:p>
      <text:p text:style-name="P5"><text:span text:style-name="T2">This was done for a deeper learning experience in </text:span><text:span text:style-name="T3">the development with these languages</text:span><text:span text:style-name="T2">.</text:span></text:p>
      <text:p text:style-name="P2"/>
      <text:p text:style-name="P2">I have only included packages where it was really necessary.</text:p>
      <text:p text:style-name="P2">The only packages that I have used were fullcalendar, phpMailer and tinyMCE. I have also included free fontawesome icons but this is not really what I was talking about.</text:p>
      <text:p text:style-name="P2"/>
      <text:p text:style-name="P5"><text:span text:style-name="T2">I included fullcalendar because I wanted to display a calendar which can show all of the GSV’s appointments and I figured that I would not be able to implement an own calendar in time.</text:span></text:p>
      <text:p text:style-name="P6"><text:span text:style-name="T2"/></text:p>
      <text:p text:style-name="P6"><text:span text:style-name="T1">I included phpMailer because it represented the probably most easiest way for me to quickly implement mailing features which is something that I was looking forward to quite a lot. Because I wanted to include such features, I had to switch my webhost though but this was only a small negative.</text:span></text:p>
      <text:p text:style-name="P6"><text:span text:style-name="T1"/></text:p>
      <text:p text:style-name="P6"><text:span text:style-name="T1">Lastly, I only included tinyMCE as an already finished rich-text editor because the function that I wanted to use to develop my own rich-text editor with was not recommended to use anymore. (Document.execCommand() would have been the function, just if you are wondering) </text:span></text:p>
      <text:p text:style-name="P6"><text:span text:style-name="T1"/></text:p>
      <text:p text:style-name="P8"><text:span text:style-name="T3">Most of my php scripts have at least been inspired by the course that I watched to learn how to build a content management system but I have all implemented them myself.</text:span></text:p>
      <text:p text:style-name="P8"><text:span text:style-name="T3"/></text:p>
      <text:p text:style-name="P7"><text:span text:style-name="T1">I have tested my website in Mozilla Firefox, Google Chrome, Brave Browser and Opera and did not have any issues.</text:span></text:p>
      <text:p text:style-name="P7"><text:span text:style-name="T1"/></text:p>
      <text:p text:style-name="P7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29T21:33:14.635731653</meta:creation-date>
    <dc:date>2020-07-29T21:53:48.444928986</dc:date>
    <meta:editing-duration>PT9M53S</meta:editing-duration>
    <meta:editing-cycles>1</meta:editing-cycles>
    <meta:document-statistic meta:table-count="0" meta:image-count="0" meta:object-count="0" meta:page-count="1" meta:paragraph-count="15" meta:word-count="327" meta:character-count="1910" meta:non-whitespace-character-count="1597"/>
    <meta:generator>LibreOffice/6.4.4.2$Linux_X86_64 LibreOffice_project/40$Build-2</meta:generator>
  </office:meta>
</office:document-meta>
</file>